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C80000002D4F7730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4cm"/>
    </style:style>
    <style:style style:name="co2" style:family="table-column">
      <style:table-column-properties fo:break-before="auto" style:column-width="0.81cm"/>
    </style:style>
    <style:style style:name="co3" style:family="table-column">
      <style:table-column-properties fo:break-before="auto" style:column-width="1.674cm"/>
    </style:style>
    <style:style style:name="co4" style:family="table-column">
      <style:table-column-properties fo:break-before="auto" style:column-width="0.594cm"/>
    </style:style>
    <style:style style:name="co5" style:family="table-column">
      <style:table-column-properties fo:break-before="auto" style:column-width="1.864cm"/>
    </style:style>
    <style:style style:name="co6" style:family="table-column">
      <style:table-column-properties fo:break-before="auto" style:column-width="6.669cm"/>
    </style:style>
    <style:style style:name="co7" style:family="table-column">
      <style:table-column-properties fo:break-before="auto" style:column-width="1.161cm"/>
    </style:style>
    <style:style style:name="co8" style:family="table-column">
      <style:table-column-properties fo:break-before="auto" style:column-width="1.889cm"/>
    </style:style>
    <style:style style:name="co9" style:family="table-column">
      <style:table-column-properties fo:break-before="auto" style:column-width="0.972cm"/>
    </style:style>
    <style:style style:name="co10" style:family="table-column">
      <style:table-column-properties fo:break-before="auto" style:column-width="15.931cm"/>
    </style:style>
    <style:style style:name="co11" style:family="table-column">
      <style:table-column-properties fo:break-before="auto" style:column-width="1.081cm"/>
    </style:style>
    <style:style style:name="co12" style:family="table-column">
      <style:table-column-properties fo:break-before="auto" style:column-width="2.08cm"/>
    </style:style>
    <style:style style:name="co13" style:family="table-column">
      <style:table-column-properties fo:break-before="auto" style:column-width="1.866cm"/>
    </style:style>
    <style:style style:name="ro1" style:family="table-row">
      <style:table-row-properties style:row-height="1.32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1.337cm" fo:break-before="auto" style:use-optimal-row-height="false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552cm" fo:break-before="auto" style:use-optimal-row-height="true"/>
    </style:style>
    <style:style style:name="ro9" style:family="table-row">
      <style:table-row-properties style:row-height="1cm" fo:break-before="auto" style:use-optimal-row-height="true"/>
    </style:style>
    <style:style style:name="ta1" style:family="table" style:master-page-name="PageStyle_5f_WithImages">
      <style:table-properties table:display="true" style:writing-mode="lr-tb"/>
    </style:style>
    <style:style style:name="ta2" style:family="table" style:master-page-name="PageStyle_5f_WithoutImages">
      <style:table-properties table:display="true" style:writing-mode="lr-tb"/>
    </style:style>
    <style:style style:name="ta3" style:family="table" style:master-page-name="PageStyle_5f__a9_">
      <style:table-properties table:display="true" style:writing-mode="lr-tb"/>
    </style:style>
    <style:style style:name="ce1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376092" style:text-outline="false" style:text-line-through-styl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3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76092" style:text-outline="false" style:text-line-through-styl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76092" style:text-outline="false" style:text-line-through-styl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5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Arial" fo:font-size="1pt" fo:font-style="normal" fo:text-shadow="none" style:text-underline-style="none" fo:font-weight="normal" style:font-size-asian="1pt" style:font-style-asian="normal" style:font-weight-asian="normal" style:font-name-complex="Arial" style:font-size-complex="1pt" style:font-style-complex="normal" style:font-weight-complex="normal"/>
    </style:style>
    <style:style style:name="ce6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4f81bd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376092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Hyperlink" style:data-style-name="N103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7f7f7f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Excel_20_Built-in_20_Hyperlink" style:data-style-name="N103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6" style:family="table-cell" style:parent-style-name="Normal_20_2">
      <style:table-cell-properties fo:background-color="#f2f2f2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376092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7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Normal_20_2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Normal_20_2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376092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Normal_20_2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Normal_20_2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22" style:family="table-cell" style:parent-style-name="Normal_20_2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23" style:family="table-cell" style:parent-style-name="Normal_20_2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59595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25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Normal_20_2">
      <style:table-cell-properties style:cell-protect="protected" style:print-content="true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Excel_20_Built-in_20_Hyperlink" style:data-style-name="N103">
      <style:table-cell-properties style:cell-protect="protected" style:print-content="true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ff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Normal_20_2">
      <style:table-cell-properties fo:background-color="#ffffff"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Normal_20_2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Normal_20_2">
      <style:table-cell-properties fo:background-color="#ffffff" style:cell-protect="protected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Normal_20_2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" style:family="table-cell" style:parent-style-name="Hyperlink_20_2" style:data-style-name="N103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.295cm" style:writing-mode="page"/>
      <style:text-properties fo:color="#0000ff" style:text-outline="false" style:text-line-through-style="none" style:font-name="Tahom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Normal_20_2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.295cm" style:writing-mode="page"/>
      <style:text-properties fo:color="#0000ff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Normal_20_2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Normal_20_2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Normal_20_2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41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be4b48" draw:stroke-linejoin="round" draw:fill="gradient" draw:fill-gradient-name="Gradient_20_8" draw:textarea-vertical-align="top" draw:auto-grow-height="false" fo:min-height="0cm" fo:min-width="0cm" fo:padding-top="0.125cm" fo:padding-bottom="0cm" fo:padding-left="2.032cm" fo:padding-right="0.127cm" fo:wrap-option="wrap"/>
    </style:style>
    <style:style style:name="gr3" style:family="graphic">
      <style:graphic-properties draw:stroke="solid" svg:stroke-width="0.035cm" svg:stroke-color="#000000" draw:stroke-linejoin="round" draw:fill="solid" draw:fill-color="#ffffff" draw:auto-grow-heigh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draw:stroke="solid" svg:stroke-width="0.071cm" svg:stroke-color="#4f81bd" draw:stroke-linejoin="round" draw:fill="solid" draw:fill-color="#ffffff" draw:auto-grow-height="false" fo:min-height="0cm" fo:min-width="0cm" fo:padding-top="0.125cm" fo:padding-bottom="0.125cm" fo:padding-left="0.25cm" fo:padding-right="0.25cm" fo:wrap-option="wrap"/>
    </style:style>
    <style:style style:name="gr5" style:family="graphic">
      <style:graphic-properties draw:stroke="solid" svg:stroke-width="0.026cm" svg:stroke-color="#4a7ebb" draw:marker-end="msArrowEnd_20_6" draw:marker-end-width="0.21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6" style:family="graphic">
      <style:graphic-properties draw:stroke="solid" svg:stroke-width="0.071cm" svg:stroke-color="#9bbb59" draw:stroke-linejoin="round" draw:fill="solid" draw:fill-color="#ffffff" draw:auto-grow-height="false" fo:min-height="0cm" fo:min-width="0cm" fo:padding-top="0.125cm" fo:padding-bottom="0.125cm" fo:padding-left="0.25cm" fo:padding-right="0.25cm" fo:wrap-option="wrap"/>
    </style:style>
    <style:style style:name="gr7" style:family="graphic">
      <style:graphic-properties draw:stroke="solid" svg:stroke-width="0.026cm" svg:stroke-color="#4a7ebb" draw:stroke-linejoin="round" draw:fill="gradient" draw:fill-gradient-name="Gradient_20_7" draw:textarea-vertical-align="top" draw:auto-grow-height="false" fo:min-height="0cm" fo:min-width="0cm" fo:padding-top="0.125cm" fo:padding-bottom="0cm" fo:padding-left="2.032cm" fo:padding-right="0.127cm" fo:wrap-option="wrap"/>
    </style:style>
    <style:style style:name="gr8" style:family="graphic">
      <style:graphic-properties draw:stroke="solid" svg:stroke-width="0.026cm" svg:stroke-color="#f59240" draw:stroke-linejoin="round" draw:fill="gradient" draw:fill-gradient-name="Gradient_20_9" draw:textarea-vertical-align="top" draw:auto-grow-height="false" fo:min-height="0cm" fo:min-width="0cm" fo:padding-top="0.125cm" fo:padding-bottom="0cm" fo:padding-left="2.032cm" fo:padding-right="0.127cm" fo:wrap-option="wrap"/>
    </style:style>
    <style:style style:name="gr9" style:family="graphic">
      <style:graphic-properties draw:stroke="solid" svg:stroke-width="0.026cm" svg:stroke-color="#be4b48" draw:stroke-linejoin="round" draw:fill="gradient" draw:fill-gradient-name="Gradient_20_8" draw:textarea-vertical-align="top" draw:auto-grow-height="false" fo:min-height="0cm" fo:min-width="0cm" fo:padding-top="0.125cm" fo:padding-bottom="0cm" fo:padding-left="0.25cm" fo:padding-right="0.127cm" fo:wrap-option="wrap"/>
    </style:style>
    <style:style style:name="gr10" style:family="graphic">
      <style:graphic-properties draw:stroke="solid" svg:stroke-width="0.026cm" svg:stroke-color="#4a7ebb" draw:stroke-linejoin="round" draw:fill="gradient" draw:fill-gradient-name="Gradient_20_7" draw:textarea-vertical-align="top" draw:auto-grow-height="false" fo:min-height="0cm" fo:min-width="0cm" fo:padding-top="0.125cm" fo:padding-bottom="0cm" fo:padding-left="0.25cm" fo:padding-right="0.127cm" fo:wrap-option="wrap"/>
    </style:style>
    <style:style style:name="gr11" style:family="graphic">
      <style:graphic-properties draw:stroke="solid" svg:stroke-width="0.026cm" svg:stroke-color="#f59240" draw:stroke-linejoin="round" draw:fill="gradient" draw:fill-gradient-name="Gradient_20_9" draw:textarea-vertical-align="top" draw:auto-grow-height="false" fo:min-height="0cm" fo:min-width="0cm" fo:padding-top="0.125cm" fo:padding-bottom="0cm" fo:padding-left="0.25cm" fo:padding-right="0.127cm" fo:wrap-option="wrap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line-height="100%"/>
      <style:text-properties fo:font-size="18pt"/>
    </style:style>
    <style:style style:name="P3" style:family="paragraph">
      <style:text-properties fo:font-size="18pt"/>
    </style:style>
    <style:style style:name="P4" style:family="paragraph">
      <style:paragraph-properties fo:line-height="100%" fo:text-align="center"/>
      <style:text-properties fo:font-size="18pt"/>
    </style:style>
    <style:style style:name="T1" style:family="text">
      <style:text-properties fo:color="#000000" style:text-line-through-style="none" fo:font-family="Arial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line-through-style="none" fo:font-family="'Times New Roman'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000000" style:text-line-through-style="none" fo:font-family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style:text-line-through-style="none" fo:font-family="'Times New Roman'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color="#000000" style:text-line-through-style="none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WithImages" table:style-name="ta1" table:print-ranges="WithImages.A1:WithImages.S1048576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4" table:default-cell-style-name="ce2"/>
        <table:table-column table:style-name="co2" table:number-columns-repeated="2" table:default-cell-style-name="ce2"/>
        <table:table-column table:style-name="co3" table:number-columns-repeated="4" table:default-cell-style-name="ce2"/>
        <table:table-column table:style-name="co2" table:number-columns-repeated="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Excel_20_Built-in_20_Normal"/>
        <table:table-column table:style-name="co6" table:default-cell-style-name="ce13"/>
        <table:table-column table:style-name="co5" table:number-columns-repeated="1003" table:default-cell-style-name="Excel_20_Built-in_20_Normal"/>
        <table:table-row table:style-name="ro1">
          <table:table-cell table:style-name="ce1"/>
          <table:table-cell table:style-name="ce3" office:value-type="string" table:number-columns-spanned="17" table:number-rows-spanned="1">
            <text:p>Dislexia Trainer – Company Organizational Chart</text:p>
          </table:table-cell>
          <table:covered-table-cell table:number-columns-repeated="16" table:style-name="ce4"/>
          <table:table-cell table:style-name="ce1"/>
          <table:table-cell table:style-name="ce6"/>
          <table:table-cell table:style-name="ce7">
            <draw:frame table:end-cell-address="WithImages.U1" table:end-x="5.252cm" table:end-y="1.262cm" draw:z-index="23" draw:name="Picture 145" draw:style-name="gr1" draw:text-style-name="P1" svg:width="5.239cm" svg:height="1.18cm" svg:x="0.013cm" svg:y="0.082cm">
              <draw:image xlink:href="Pictures/10000201000000C80000002D4F77300D.png" xlink:type="simple" xlink:show="embed" xlink:actuate="onLoad">
                <text:p/>
              </draw:image>
            </draw:frame>
          </table:table-cell>
          <table:table-cell table:style-name="ce6" table:number-columns-repeated="1003"/>
        </table:table-row>
        <table:table-row table:style-name="ro2">
          <table:table-cell table:number-columns-repeated="20"/>
          <table:table-cell table:style-name="ce8"/>
          <table:table-cell table:number-columns-repeated="1003"/>
        </table:table-row>
        <table:table-row table:style-name="ro3">
          <table:table-cell table:number-columns-repeated="7"/>
          <table:table-cell>
            <draw:custom-shape table:end-cell-address="WithImages.M7" table:end-x="0.145cm" table:end-y="0.398cm" draw:z-index="4" draw:name="Round Single Corner Rectangle 68" draw:style-name="gr2" draw:text-style-name="P2" svg:width="6.612cm" svg:height="1.92cm" svg:x="0.15cm" svg:y="0.402cm">
              <text:p text:style-name="P2"><text:span text:style-name="T1">President</text:span></text:p>
              <text:p text:style-name="P2"><text:span text:style-name="T2"/></text:p>
              <text:p text:style-name="P2"><text:span text:style-name="T3">Garonzi Marcello</text:span></text:p>
              <draw:enhanced-geometry draw:mirror-horizontal="false" draw:mirror-vertical="false" svg:viewBox="0 0 6642 1902" draw:type="non-primitive" draw:enhanced-path="M 316 0 L 317 0 C 261 0 207 15 158 42 110 70 70 110 42 158 15 207 0 261 0 317 L 0 1584 0 1584 C 0 1640 15 1694 42 1743 70 1791 110 1831 158 1859 207 1886 261 1901 317 1901 L 6324 1901 6324 1901 C 6380 1901 6434 1886 6483 1859 6531 1831 6571 1791 6599 1743 6626 1694 6641 1640 6641 1584 L 6641 316 6641 317 6641 317 C 6641 261 6626 207 6599 158 6571 110 6531 70 6483 42 6434 15 6380 0 6324 0 L 316 0 N">
                <draw:equation draw:name="f0" draw:formula="0*width/2386080"/>
                <draw:equation draw:name="f1" draw:formula="2387160*width/2386080"/>
                <draw:equation draw:name="f2" draw:formula="0*height/683280"/>
                <draw:equation draw:name="f3" draw:formula="684360*height/683280"/>
              </draw:enhanced-geometry>
            </draw:custom-shape>
          </table:table-cell>
          <table:table-cell table:number-columns-repeated="12"/>
          <table:table-cell table:style-name="ce9" office:value-type="string">
            <text:p><text:a xlink:href="https://www.vertex42.com/ExcelTemplates/organizational-chart.html?utm_source=company-organization-chart&amp;utm_campaign=templates&amp;utm_content=title">Organizational Chart Templates</text:a></text:p>
          </table:table-cell>
          <table:table-cell table:number-columns-repeated="1003"/>
        </table:table-row>
        <table:table-row table:style-name="ro2">
          <table:table-cell table:number-columns-repeated="7"/>
          <table:table-cell>
            <draw:custom-shape table:end-cell-address="WithImages.J7" table:end-x="0.437cm" table:end-y="0.397cm" draw:z-index="8" draw:name="Rectangle 97" draw:style-name="gr3" draw:text-style-name="P3" svg:width="1.768cm" svg:height="1.715cm" svg:x="0.283cm" svg:y="0.082cm">
              <text:p/>
              <draw:enhanced-geometry svg:viewBox="0 0 21600 21600" draw:type="rectangle" draw:enhanced-path="M 0 0 L 21600 0 21600 21600 0 21600 0 0 Z N"/>
            </draw:custom-shape>
          </table:table-cell>
          <table:table-cell>
            <draw:custom-shape table:end-cell-address="WithImages.I5" table:end-x="0.69cm" table:end-y="0.445cm" draw:z-index="10" draw:name="Oval 99" draw:style-name="gr4" draw:text-style-name="P3" svg:width="0.658cm" svg:height="0.564cm" svg:x="0.032cm" svg:y="0.3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1"/>
          <table:table-cell table:style-name="ce10" office:value-type="string">
            <text:p>© 2009-2018 by Vertex42.com</text:p>
          </table:table-cell>
          <table:table-cell table:number-columns-repeated="1003"/>
        </table:table-row>
        <table:table-row table:style-name="ro2">
          <table:table-cell table:number-columns-repeated="20"/>
          <table:table-cell table:style-name="ce11"/>
          <table:table-cell table:number-columns-repeated="1003"/>
        </table:table-row>
        <table:table-row table:style-name="ro4">
          <table:table-cell table:number-columns-repeated="20"/>
          <table:table-cell table:style-name="ce12" office:value-type="string">
            <text:p><text:a xlink:href="https://www.vertex42.com/ExcelTemplates/business-templates.html?utm_source=company-organization-chart&amp;utm_campaign=templates&amp;utm_content=more">► More Business Templates</text:a></text:p>
          </table:table-cell>
          <table:table-cell table:number-columns-repeated="1003"/>
        </table:table-row>
        <table:table-row table:style-name="ro4">
          <table:table-cell table:number-columns-repeated="3"/>
          <table:table-cell table:style-name="ce5" office:value-type="string">
            <text:p>[42]</text:p>
          </table:table-cell>
          <table:table-cell>
            <draw:connector table:end-cell-address="WithImages.K10" table:end-x="0.103cm" table:end-y="0.164cm" draw:z-index="20" draw:name="Elbow Connector 144" draw:style-name="gr5" draw:text-style-name="P1" svg:x1="8.387cm" svg:y1="0.209cm" svg:x2="0.25cm" svg:y2="1.565cm" svg:d="M12906 3902h-4068v1356h-4069">
              <text:p/>
            </draw:connector>
          </table:table-cell>
          <table:table-cell table:number-columns-repeated="2"/>
          <table:table-cell>
            <draw:custom-shape table:end-cell-address="WithImages.I9" table:end-x="0.652cm" table:end-y="0.041cm" draw:z-index="9" draw:name="Flowchart: Delay 98" draw:style-name="gr6" draw:text-style-name="P3" svg:width="0.729cm" svg:height="0.877cm" draw:transform="rotate (1.5707963267946) translate (0.73cm 0.113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</table:table-cell>
          <table:table-cell table:number-columns-repeated="2"/>
          <table:table-cell>
            <draw:connector table:end-cell-address="WithImages.Q10" table:end-x="0.102cm" table:end-y="0.164cm" draw:z-index="22" draw:name="Elbow Connector 150" draw:style-name="gr5" draw:text-style-name="P1" svg:x1="0.248cm" svg:y1="0.21cm" svg:x2="8.386cm" svg:y2="1.565cm" svg:d="M13051 3903h4069v1355h4069">
              <text:p/>
            </draw:connector>
          </table:table-cell>
          <table:table-cell table:number-columns-repeated="9"/>
          <table:table-cell table:style-name="ce12" office:value-type="string">
            <text:p><text:a xlink:href="https://www.vertex42.com/ExcelTemplates/excel-project-management.html?utm_source=company-organization-chart&amp;utm_campaign=templates&amp;utm_content=more">► More Project Management Templates</text:a></text:p>
          </table:table-cell>
          <table:table-cell table:number-columns-repeated="1003"/>
        </table:table-row>
        <table:table-row table:style-name="ro4">
          <table:table-cell table:number-columns-repeated="9"/>
          <table:table-cell>
            <draw:connector table:end-cell-address="WithImages.K8" table:end-x="0.848cm" table:end-y="0.301cm" draw:z-index="21" draw:name="Elbow Connector 147" draw:style-name="gr5" draw:text-style-name="P1" svg:x1="1.165cm" svg:y1="0.301cm" svg:x2="2.515cm" svg:y2="0.301cm" svg:d="M12301 4492h1350">
              <text:p/>
            </draw:connector>
          </table:table-cell>
          <table:table-cell table:number-columns-repeated="10"/>
          <table:table-cell table:style-name="ce11"/>
          <table:table-cell table:number-columns-repeated="1003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>
            <draw:custom-shape table:end-cell-address="WithImages.G14" table:end-x="0.145cm" table:end-y="0.399cm" draw:z-index="0" draw:name="Round Single Corner Rectangle 8" draw:style-name="gr7" draw:text-style-name="P3" svg:width="6.612cm" svg:height="1.803cm" svg:x="0.15cm" svg:y="0.402cm">
              <text:p text:style-name="P2"><text:span text:style-name="T1">VP - Sales</text:span></text:p>
              <text:p text:style-name="P2"><text:span text:style-name="T2"/></text:p>
              <text:p text:style-name="P2"><text:span text:style-name="T3">Villardi Riccardo</text:span></text:p>
              <draw:enhanced-geometry draw:mirror-horizontal="false" draw:mirror-vertical="false" svg:viewBox="0 0 6642 1808" draw:type="non-primitive" draw:enhanced-path="M 301 0 L 301 0 C 248 0 196 14 151 40 105 67 67 105 40 151 14 196 0 248 0 301 L 0 1505 0 1506 C 0 1559 14 1611 40 1656 67 1702 105 1740 151 1767 196 1793 248 1807 301 1807 L 6339 1807 6340 1807 C 6393 1807 6445 1793 6490 1767 6536 1740 6574 1702 6601 1656 6627 1611 6641 1559 6641 1506 L 6641 301 6641 301 6641 301 C 6641 248 6627 196 6601 151 6574 105 6536 67 6490 40 6445 14 6393 0 6340 0 L 301 0 N">
                <draw:equation draw:name="f0" draw:formula="0*width/2386080"/>
                <draw:equation draw:name="f1" draw:formula="2387160*width/2386080"/>
                <draw:equation draw:name="f2" draw:formula="0*height/649080"/>
                <draw:equation draw:name="f3" draw:formula="650160*height/649080"/>
              </draw:enhanced-geometry>
            </draw:custom-shape>
          </table:table-cell>
          <table:table-cell table:number-columns-repeated="5"/>
          <table:table-cell>
            <draw:custom-shape table:end-cell-address="WithImages.M14" table:end-x="0.145cm" table:end-y="0.399cm" draw:z-index="1" draw:name="Round Single Corner Rectangle 30" draw:style-name="gr7" draw:text-style-name="P3" svg:width="6.612cm" svg:height="1.803cm" svg:x="0.15cm" svg:y="0.402cm">
              <text:p text:style-name="P2"><text:span text:style-name="T1">VP - Production</text:span></text:p>
              <text:p text:style-name="P2"><text:span text:style-name="T2"/></text:p>
              <text:p text:style-name="P2"><text:span text:style-name="T3">Garonzi Marcello</text:span></text:p>
              <draw:enhanced-geometry draw:mirror-horizontal="false" draw:mirror-vertical="false" svg:viewBox="0 0 6642 1808" draw:type="non-primitive" draw:enhanced-path="M 301 0 L 301 0 C 248 0 196 14 151 40 105 67 67 105 40 151 14 196 0 248 0 301 L 0 1505 0 1506 C 0 1559 14 1611 40 1656 67 1702 105 1740 151 1767 196 1793 248 1807 301 1807 L 6339 1807 6340 1807 C 6393 1807 6445 1793 6490 1767 6536 1740 6574 1702 6601 1656 6627 1611 6641 1559 6641 1506 L 6641 301 6641 301 6641 301 C 6641 248 6627 196 6601 151 6574 105 6536 67 6490 40 6445 14 6393 0 6340 0 L 301 0 N">
                <draw:equation draw:name="f0" draw:formula="0*width/2386080"/>
                <draw:equation draw:name="f1" draw:formula="2387160*width/2386080"/>
                <draw:equation draw:name="f2" draw:formula="0*height/649080"/>
                <draw:equation draw:name="f3" draw:formula="650160*height/649080"/>
              </draw:enhanced-geometry>
            </draw:custom-shape>
          </table:table-cell>
          <table:table-cell table:number-columns-repeated="5"/>
          <table:table-cell>
            <draw:custom-shape table:end-cell-address="WithImages.R14" table:end-x="1.575cm" table:end-y="0.399cm" draw:z-index="5" draw:name="Round Single Corner Rectangle 89" draw:style-name="gr7" draw:text-style-name="P3" svg:width="6.373cm" svg:height="1.803cm" svg:x="0.151cm" svg:y="0.402cm">
              <text:p text:style-name="P2"><text:span text:style-name="T1">VP - Marketing</text:span></text:p>
              <text:p text:style-name="P2"><text:span text:style-name="T2"/></text:p>
              <text:p text:style-name="P2"><text:span text:style-name="T3">Imran Talha</text:span></text:p>
              <draw:enhanced-geometry draw:mirror-horizontal="false" draw:mirror-vertical="false" svg:viewBox="0 0 6397 1808" draw:type="non-primitive" draw:enhanced-path="M 301 0 L 301 0 C 248 0 196 14 151 40 105 67 67 105 40 151 14 196 0 248 0 301 L 0 1505 0 1506 C 0 1559 14 1611 40 1656 67 1702 105 1740 151 1767 196 1793 248 1807 301 1807 L 6094 1807 6095 1807 C 6148 1807 6200 1793 6245 1767 6291 1740 6329 1702 6356 1656 6382 1611 6396 1559 6396 1506 L 6396 301 6396 301 6396 301 C 6396 248 6382 196 6356 151 6329 105 6291 67 6245 40 6200 14 6148 0 6095 0 L 301 0 N">
                <draw:equation draw:name="f0" draw:formula="0*width/2298600"/>
                <draw:equation draw:name="f1" draw:formula="2299680*width/2298600"/>
                <draw:equation draw:name="f2" draw:formula="0*height/649080"/>
                <draw:equation draw:name="f3" draw:formula="650160*height/649080"/>
              </draw:enhanced-geometry>
            </draw:custom-shape>
          </table:table-cell>
          <table:table-cell table:number-columns-repeated="1010"/>
        </table:table-row>
        <table:table-row table:style-name="ro4">
          <table:table-cell/>
          <table:table-cell>
            <draw:custom-shape table:end-cell-address="WithImages.D14" table:end-x="0.306cm" table:end-y="0.427cm" draw:z-index="24" draw:name="Rectangle 109" draw:style-name="gr3" draw:text-style-name="P3" svg:width="1.689cm" svg:height="1.669cm" svg:x="0.231cm" svg:y="0.112cm">
              <text:p/>
              <draw:enhanced-geometry svg:viewBox="0 0 21600 21600" draw:type="rectangle" draw:enhanced-path="M 0 0 L 21600 0 21600 21600 0 21600 0 0 Z N"/>
            </draw:custom-shape>
            <draw:custom-shape table:end-cell-address="WithImages.C12" table:end-x="0.584cm" table:end-y="0.452cm" draw:z-index="26" draw:name="Oval 111" draw:style-name="gr4" draw:text-style-name="P3" svg:width="0.628cm" svg:height="0.548cm" svg:x="0.763cm" svg:y="0.3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5"/>
          <table:table-cell>
            <draw:custom-shape table:end-cell-address="WithImages.J14" table:end-x="0.437cm" table:end-y="0.383cm" draw:z-index="11" draw:name="Rectangle 101" draw:style-name="gr3" draw:text-style-name="P3" svg:width="1.768cm" svg:height="1.655cm" svg:x="0.283cm" svg:y="0.082cm">
              <text:p/>
              <draw:enhanced-geometry svg:viewBox="0 0 21600 21600" draw:type="rectangle" draw:enhanced-path="M 0 0 L 21600 0 21600 21600 0 21600 0 0 Z N"/>
            </draw:custom-shape>
          </table:table-cell>
          <table:table-cell>
            <draw:custom-shape table:end-cell-address="WithImages.I12" table:end-x="0.69cm" table:end-y="0.416cm" draw:z-index="13" draw:name="Oval 103" draw:style-name="gr4" draw:text-style-name="P3" svg:width="0.658cm" svg:height="0.544cm" svg:x="0.032cm" svg:y="0.3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4"/>
          <table:table-cell>
            <draw:custom-shape table:end-cell-address="WithImages.P14" table:end-x="0.411cm" table:end-y="0.383cm" draw:z-index="14" draw:name="Rectangle 105" draw:style-name="gr3" draw:text-style-name="P3" svg:width="1.767cm" svg:height="1.655cm" svg:x="0.257cm" svg:y="0.082cm">
              <text:p/>
              <draw:enhanced-geometry svg:viewBox="0 0 21600 21600" draw:type="rectangle" draw:enhanced-path="M 0 0 L 21600 0 21600 21600 0 21600 0 0 Z N"/>
            </draw:custom-shape>
          </table:table-cell>
          <table:table-cell>
            <draw:custom-shape table:end-cell-address="WithImages.O12" table:end-x="0.663cm" table:end-y="0.416cm" draw:z-index="16" draw:name="Oval 107" draw:style-name="gr4" draw:text-style-name="P3" svg:width="0.656cm" svg:height="0.544cm" svg:x="0.007cm" svg:y="0.3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0"/>
          <table:table-cell table:style-name="ce14"/>
          <table:table-cell table:number-columns-repeated="1003"/>
        </table:table-row>
        <table:table-row table:style-name="ro4">
          <table:table-cell>
            <draw:connector table:end-cell-address="WithImages.D16" table:end-x="0.292cm" table:end-y="0.025cm" draw:z-index="2" draw:name="Elbow Connector 46" draw:style-name="gr5" draw:text-style-name="P1" svg:x1="0.433cm" svg:y1="0.125cm" svg:x2="3.144cm" svg:y2="0.929cm" svg:d="M433 7025h1356v804h1355">
              <text:p/>
            </draw:connector>
          </table:table-cell>
          <table:table-cell>
            <draw:custom-shape table:end-cell-address="WithImages.C16" table:end-x="0.533cm" table:end-y="0.092cm" draw:z-index="25" draw:name="Flowchart: Delay 110" draw:style-name="gr6" draw:text-style-name="P3" svg:width="0.693cm" svg:height="0.859cm" draw:transform="rotate (1.5707963267946) translate (0.647cm 0.137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</table:table-cell>
          <table:table-cell table:number-columns-repeated="4"/>
          <table:table-cell>
            <draw:connector table:end-cell-address="WithImages.J15" table:end-x="0.234cm" table:end-y="0.419cm" draw:z-index="3" draw:name="Elbow Connector 57" draw:style-name="gr5" draw:text-style-name="P1" svg:x1="0.804cm" svg:y1="0.183cm" svg:x2="3.515cm" svg:y2="0.871cm" svg:d="M8659 7083h1356v688h1355">
              <text:p/>
            </draw:connector>
          </table:table-cell>
          <table:table-cell>
            <draw:custom-shape table:end-cell-address="WithImages.I16" table:end-x="0.602cm" table:end-y="0.092cm" draw:z-index="12" draw:name="Flowchart: Delay 102" draw:style-name="gr6" draw:text-style-name="P3" svg:width="0.688cm" svg:height="0.899cm" draw:transform="rotate (1.5707963267946) translate (0.721cm 0.097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</table:table-cell>
          <table:table-cell table:number-columns-repeated="4"/>
          <table:table-cell>
            <draw:connector table:end-cell-address="WithImages.P16" table:end-x="0.293cm" table:end-y="0.025cm" draw:z-index="7" draw:name="Elbow Connector 91" draw:style-name="gr5" draw:text-style-name="P1" svg:x1="0.863cm" svg:y1="0.124cm" svg:x2="3.573cm" svg:y2="0.929cm" svg:d="M17002 7024h1355v805h1355">
              <text:p/>
            </draw:connector>
          </table:table-cell>
          <table:table-cell>
            <draw:custom-shape table:end-cell-address="WithImages.O16" table:end-x="0.572cm" table:end-y="0.092cm" draw:z-index="15" draw:name="Flowchart: Delay 106" draw:style-name="gr6" draw:text-style-name="P3" svg:width="0.686cm" svg:height="0.899cm" draw:transform="rotate (1.5707963267946) translate (0.693cm 0.097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</table:table-cell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4"/>
          <table:table-cell>
            <draw:custom-shape table:end-cell-address="WithImages.S25" table:end-x="0.146cm" table:end-y="0.195cm" draw:z-index="6" draw:name="Round Single Corner Rectangle 90" draw:style-name="gr8" draw:text-style-name="P3" svg:width="5.804cm" svg:height="3.857cm" svg:x="0.151cm" svg:y="0.402cm">
              <text:p text:style-name="P2"><text:span text:style-name="T4">Manager</text:span></text:p>
              <text:p text:style-name="P2"><text:span text:style-name="T5"/></text:p>
              <text:p text:style-name="P2"><text:span text:style-name="T6">IT</text:span></text:p>
              <text:p text:style-name="P2"><text:span text:style-name="T5"/></text:p>
              <text:p text:style-name="P2"><text:span text:style-name="T3">Imran Talha</text:span></text:p>
              <text:p text:style-name="P2"><text:span text:style-name="T2"/></text:p>
              <text:p text:style-name="P2"><text:span text:style-name="T6">19078@studenti.marconiverona.edu.it</text:span></text:p>
              <draw:enhanced-geometry draw:mirror-horizontal="false" draw:mirror-vertical="false" svg:viewBox="0 0 5832 3862" draw:type="non-primitive" draw:enhanced-path="M 643 0 L 644 0 C 531 0 420 30 322 86 224 143 143 224 86 322 30 420 0 531 0 644 L 0 3217 0 3218 C 0 3330 30 3441 86 3539 143 3637 224 3718 322 3775 420 3831 531 3861 644 3861 L 5187 3861 5188 3861 C 5300 3861 5411 3831 5509 3775 5607 3718 5688 3637 5745 3539 5801 3441 5831 3330 5831 3218 L 5831 643 5831 644 5831 644 C 5831 531 5801 420 5745 322 5688 224 5607 143 5509 86 5411 30 5300 0 5188 0 L 643 0 N">
                <draw:equation draw:name="f0" draw:formula="0*width/2095560"/>
                <draw:equation draw:name="f1" draw:formula="2096640*width/2095560"/>
                <draw:equation draw:name="f2" draw:formula="0*height/1388520"/>
                <draw:equation draw:name="f3" draw:formula="1389600*height/1388520"/>
              </draw:enhanced-geometry>
            </draw:custom-shape>
          </table:table-cell>
          <table:table-cell table:number-columns-repeated="1009"/>
        </table:table-row>
        <table:table-row table:style-name="ro4">
          <table:table-cell table:number-columns-repeated="2"/>
          <table:table-cell>
            <draw:custom-shape table:end-cell-address="WithImages.G26" table:end-x="0.005cm" table:end-y="0.107cm" draw:z-index="28" draw:name="Round Single Corner Rectangle 90" draw:style-name="gr8" draw:text-style-name="P3" svg:width="5.806cm" svg:height="3.855cm" svg:x="0.009cm" svg:y="0.317cm">
              <text:p text:style-name="P2"><text:span text:style-name="T4">Manager</text:span></text:p>
              <text:p text:style-name="P2"><text:span text:style-name="T5"/></text:p>
              <text:p text:style-name="P2"><text:span text:style-name="T6">IT</text:span></text:p>
              <text:p text:style-name="P2"><text:span text:style-name="T5"/></text:p>
              <text:p text:style-name="P2"><text:span text:style-name="T3">Villardi Riccardo</text:span></text:p>
              <text:p text:style-name="P2"><text:span text:style-name="T2"/></text:p>
              <text:p text:style-name="P2"><text:span text:style-name="T6">19245@studenti.marconiverona.edu.it</text:span></text:p>
              <draw:enhanced-geometry draw:mirror-horizontal="false" draw:mirror-vertical="false" svg:viewBox="0 0 5830 3861" draw:type="non-primitive" draw:enhanced-path="M 643 0 L 643 0 C 530 0 419 30 322 86 224 143 143 224 86 322 30 419 0 530 0 643 L 0 3216 0 3217 C 0 3330 30 3441 86 3538 143 3636 224 3717 322 3774 419 3830 530 3860 643 3860 L 5185 3860 5186 3860 C 5299 3860 5410 3830 5507 3774 5605 3717 5686 3636 5743 3538 5799 3441 5829 3330 5829 3217 L 5829 643 5829 643 5829 643 C 5829 530 5799 419 5743 322 5686 224 5605 143 5507 86 5410 30 5299 0 5186 0 L 643 0 N">
                <draw:equation draw:name="f0" draw:formula="0*width/2094480"/>
                <draw:equation draw:name="f1" draw:formula="2095560*width/2094480"/>
                <draw:equation draw:name="f2" draw:formula="0*height/1388160"/>
                <draw:equation draw:name="f3" draw:formula="1389240*height/1388160"/>
              </draw:enhanced-geometry>
            </draw:custom-shape>
          </table:table-cell>
          <table:table-cell table:number-columns-repeated="5"/>
          <table:table-cell>
            <draw:custom-shape table:end-cell-address="WithImages.M25" table:end-x="0.017cm" table:end-y="0.45cm" draw:z-index="27" draw:name="Round Single Corner Rectangle 90" draw:style-name="gr8" draw:text-style-name="P3" svg:width="5.806cm" svg:height="3.855cm" svg:x="0.021cm" svg:y="0.208cm">
              <text:p text:style-name="P2"><text:span text:style-name="T4">Manager</text:span></text:p>
              <text:p text:style-name="P2"><text:span text:style-name="T5"/></text:p>
              <text:p text:style-name="P2"><text:span text:style-name="T6">IT</text:span></text:p>
              <text:p text:style-name="P2"><text:span text:style-name="T5"/></text:p>
              <text:p text:style-name="P2"><text:span text:style-name="T3">Garonzi Marcello</text:span></text:p>
              <text:p text:style-name="P2"><text:span text:style-name="T2"/></text:p>
              <text:p text:style-name="P2"><text:span text:style-name="T6">19067@studenti.marconiverona.edu.it</text:span></text:p>
              <draw:enhanced-geometry draw:mirror-horizontal="false" draw:mirror-vertical="false" svg:viewBox="0 0 5830 3861" draw:type="non-primitive" draw:enhanced-path="M 643 0 L 643 0 C 530 0 419 30 322 86 224 143 143 224 86 322 30 419 0 530 0 643 L 0 3216 0 3217 C 0 3330 30 3441 86 3538 143 3636 224 3717 322 3774 419 3830 530 3860 643 3860 L 5185 3860 5186 3860 C 5299 3860 5410 3830 5507 3774 5605 3717 5686 3636 5743 3538 5799 3441 5829 3330 5829 3217 L 5829 643 5829 643 5829 643 C 5829 530 5799 419 5743 322 5686 224 5605 143 5507 86 5410 30 5299 0 5186 0 L 643 0 N">
                <draw:equation draw:name="f0" draw:formula="0*width/2094480"/>
                <draw:equation draw:name="f1" draw:formula="2095560*width/2094480"/>
                <draw:equation draw:name="f2" draw:formula="0*height/1388160"/>
                <draw:equation draw:name="f3" draw:formula="1389240*height/1388160"/>
              </draw:enhanced-geometry>
            </draw:custom-shape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8"/>
          <table:table-cell>
            <draw:custom-shape table:end-cell-address="WithImages.J23" table:end-x="1.097cm" table:end-y="0.181cm" draw:z-index="29" draw:name="Rectangle 133" draw:style-name="gr3" draw:text-style-name="P3" svg:width="1.688cm" svg:height="1.669cm" svg:x="0.216cm" svg:y="0.318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5"/>
          <table:table-cell>
            <draw:custom-shape table:end-cell-address="WithImages.P23" table:end-x="1.192cm" table:end-y="0.082cm" draw:z-index="17" draw:name="Rectangle 133" draw:style-name="gr3" draw:text-style-name="P3" svg:width="1.687cm" svg:height="1.669cm" svg:x="0.311cm" svg:y="0.219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09"/>
        </table:table-row>
        <table:table-row table:style-name="ro4">
          <table:table-cell table:number-columns-repeated="2"/>
          <table:table-cell>
            <draw:custom-shape table:end-cell-address="WithImages.D23" table:end-x="1.057cm" table:end-y="0.315cm" draw:z-index="32" draw:name="Rectangle 133" draw:style-name="gr3" draw:text-style-name="P3" svg:width="1.688cm" svg:height="1.668cm" svg:x="0.176cm" svg:y="0.002cm">
              <text:p/>
              <draw:enhanced-geometry svg:viewBox="0 0 21600 21600" draw:type="rectangle" draw:enhanced-path="M 0 0 L 21600 0 21600 21600 0 21600 0 0 Z N"/>
            </draw:custom-shape>
            <draw:custom-shape table:end-cell-address="WithImages.D21" table:end-x="0.525cm" table:end-y="0.339cm" draw:z-index="34" draw:name="Oval 135" draw:style-name="gr4" draw:text-style-name="P3" svg:width="0.626cm" svg:height="0.547cm" svg:x="0.706cm" svg:y="0.2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5"/>
          <table:table-cell>
            <draw:custom-shape table:end-cell-address="WithImages.J21" table:end-x="0.566cm" table:end-y="0.206cm" draw:z-index="31" draw:name="Oval 135" draw:style-name="gr4" draw:text-style-name="P3" svg:width="0.626cm" svg:height="0.547cm" svg:x="0.747cm" svg:y="0.1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6"/>
          <table:table-cell>
            <draw:custom-shape table:end-cell-address="WithImages.P21" table:end-x="0.661cm" table:end-y="0.107cm" draw:z-index="19" draw:name="Oval 135" draw:style-name="gr4" draw:text-style-name="P3" svg:width="0.625cm" svg:height="0.547cm" svg:x="0.036cm" svg:y="0.0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8"/>
          <table:table-cell>
            <draw:custom-shape table:end-cell-address="WithImages.J24" table:end-x="0.515cm" table:end-y="0.296cm" draw:z-index="30" draw:name="Flowchart: Delay 134" draw:style-name="gr6" draw:text-style-name="P3" svg:width="0.691cm" svg:height="0.859cm" draw:transform="rotate (1.5707963267946) translate (0.631cm 0.341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</table:table-cell>
          <table:table-cell table:number-columns-repeated="5"/>
          <table:table-cell>
            <draw:custom-shape table:end-cell-address="WithImages.P24" table:end-x="0.61cm" table:end-y="0.197cm" draw:z-index="18" draw:name="Flowchart: Delay 134" draw:style-name="gr6" draw:text-style-name="P3" svg:width="0.69cm" svg:height="0.858cm" draw:transform="rotate (1.5707963267946) translate (0.726cm 0.243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</table:table-cell>
          <table:table-cell table:number-columns-repeated="1009"/>
        </table:table-row>
        <table:table-row table:style-name="ro4">
          <table:table-cell table:number-columns-repeated="2"/>
          <table:table-cell>
            <draw:custom-shape table:end-cell-address="WithImages.D24" table:end-x="0.473cm" table:end-y="0.432cm" draw:z-index="33" draw:name="Flowchart: Delay 134" draw:style-name="gr6" draw:text-style-name="P3" svg:width="0.691cm" svg:height="0.859cm" draw:transform="rotate (1.5707963267946) translate (0.589cm 0.025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</table:table-cell>
          <table:table-cell table:number-columns-repeated="1021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Area" table:base-cell-address="$WithImages.$A$1" table:cell-range-address="$WithImages.$A$1:.$S$1048576" table:range-usable-as="print-range"/>
        </table:named-expressions>
      </table:table>
      <table:table table:name="WithoutImages" table:style-name="ta2" table:print-ranges="WithoutImages.A1:WithoutImages.P1048576">
        <office:forms form:automatic-focus="false" form:apply-design-mode="false"/>
        <table:table-column table:style-name="co7" table:default-cell-style-name="ce2"/>
        <table:table-column table:style-name="co2" table:number-columns-repeated="2" table:default-cell-style-name="ce2"/>
        <table:table-column table:style-name="co8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8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8" table:number-columns-repeated="2" table:default-cell-style-name="ce2"/>
        <table:table-column table:style-name="co4" table:default-cell-style-name="ce2"/>
        <table:table-column table:style-name="co5" table:default-cell-style-name="Excel_20_Built-in_20_Normal"/>
        <table:table-column table:style-name="co6" table:default-cell-style-name="ce13"/>
        <table:table-column table:style-name="co5" table:number-columns-repeated="1006" table:default-cell-style-name="Excel_20_Built-in_20_Normal"/>
        <table:table-row table:style-name="ro5">
          <table:table-cell table:style-name="ce1"/>
          <table:table-cell table:style-name="ce3" office:value-type="string" table:number-columns-spanned="14" table:number-rows-spanned="1">
            <text:p>Dislexia Trainer - Company Organizational Chart</text:p>
          </table:table-cell>
          <table:covered-table-cell table:number-columns-repeated="13" table:style-name="ce4"/>
          <table:table-cell table:style-name="ce1"/>
          <table:table-cell table:style-name="ce15"/>
          <table:table-cell table:style-name="ce7">
            <draw:frame table:end-cell-address="WithoutImages.R1" table:end-x="5.252cm" table:end-y="1.277cm" draw:z-index="13" draw:name="Picture 33" draw:style-name="gr1" draw:text-style-name="P1" svg:width="5.24cm" svg:height="1.195cm" svg:x="0.012cm" svg:y="0.082cm">
              <draw:image xlink:href="Pictures/10000201000000C80000002D4F77300D.png" xlink:type="simple" xlink:show="embed" xlink:actuate="onLoad">
                <text:p/>
              </draw:image>
            </draw:frame>
          </table:table-cell>
          <table:table-cell table:style-name="ce15" table:number-columns-repeated="1006"/>
        </table:table-row>
        <table:table-row table:style-name="ro2">
          <table:table-cell table:number-columns-repeated="17"/>
          <table:table-cell table:style-name="ce8"/>
          <table:table-cell table:number-columns-repeated="1006"/>
        </table:table-row>
        <table:table-row table:style-name="ro3">
          <table:table-cell table:number-columns-repeated="6"/>
          <table:table-cell>
            <draw:custom-shape table:end-cell-address="WithoutImages.K7" table:end-x="0.145cm" table:end-y="0.398cm" draw:z-index="6" draw:name="Rectangle 20" draw:style-name="gr9" draw:text-style-name="P4" svg:width="5.372cm" svg:height="1.92cm" svg:x="0.15cm" svg:y="0.402cm">
              <text:p text:style-name="P4"><text:span text:style-name="T1">President</text:span></text:p>
              <text:p text:style-name="P4"><text:span text:style-name="T2"/></text:p>
              <text:p text:style-name="P4"><text:span text:style-name="T3">Garonzi Marcello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"/>
          <table:table-cell table:style-name="ce9" office:value-type="string">
            <text:p><text:a xlink:href="https://www.vertex42.com/ExcelTemplates/organizational-chart.html?utm_source=company-organization-chart&amp;utm_campaign=templates&amp;utm_content=title">Organizational Chart Templates</text:a></text:p>
          </table:table-cell>
          <table:table-cell table:number-columns-repeated="1006"/>
        </table:table-row>
        <table:table-row table:style-name="ro2">
          <table:table-cell table:number-columns-repeated="17"/>
          <table:table-cell table:style-name="ce10" office:value-type="string">
            <text:p>© 2009-2018 by Vertex42.com</text:p>
          </table:table-cell>
          <table:table-cell table:number-columns-repeated="1006"/>
        </table:table-row>
        <table:table-row table:style-name="ro2">
          <table:table-cell table:number-columns-repeated="17"/>
          <table:table-cell table:style-name="ce11"/>
          <table:table-cell table:number-columns-repeated="1006"/>
        </table:table-row>
        <table:table-row table:style-name="ro4">
          <table:table-cell table:number-columns-repeated="17"/>
          <table:table-cell table:style-name="ce12" office:value-type="string">
            <text:p><text:a xlink:href="https://www.vertex42.com/ExcelTemplates/business-templates.html?utm_source=company-organization-chart&amp;utm_campaign=templates&amp;utm_content=more">► More Business Templates</text:a></text:p>
          </table:table-cell>
          <table:table-cell table:number-columns-repeated="1006"/>
        </table:table-row>
        <table:table-row table:style-name="ro4">
          <table:table-cell table:number-columns-repeated="3"/>
          <table:table-cell table:style-name="ce5" office:value-type="string">
            <text:p>[42]</text:p>
            <draw:connector table:end-cell-address="WithoutImages.I10" table:end-x="1.003cm" table:end-y="0.164cm" draw:z-index="10" draw:name="Elbow Connector 76" draw:style-name="gr5" draw:text-style-name="P1" svg:x1="8.048cm" svg:y1="0.209cm" svg:x2="1.149cm" svg:y2="1.565cm" svg:d="M10817 3916h-3449v1356h-3450">
              <text:p/>
            </draw:connector>
          </table:table-cell>
          <table:table-cell table:number-columns-repeated="4"/>
          <table:table-cell>
            <draw:connector table:end-cell-address="WithoutImages.N10" table:end-x="1.002cm" table:end-y="0.164cm" draw:z-index="12" draw:name="Elbow Connector 78" draw:style-name="gr5" draw:text-style-name="P1" svg:x1="1.149cm" svg:y1="0.21cm" svg:x2="8.047cm" svg:y2="1.565cm" svg:d="M10963 3917h3449v1355h3449">
              <text:p/>
            </draw:connector>
          </table:table-cell>
          <table:table-cell table:number-columns-repeated="8"/>
          <table:table-cell table:style-name="ce12" office:value-type="string">
            <text:p><text:a xlink:href="https://www.vertex42.com/ExcelTemplates/excel-project-management.html?utm_source=company-organization-chart&amp;utm_campaign=templates&amp;utm_content=more">► More Project Management Templates</text:a></text:p>
          </table:table-cell>
          <table:table-cell table:number-columns-repeated="1006"/>
        </table:table-row>
        <table:table-row table:style-name="ro4">
          <table:table-cell table:number-columns-repeated="8"/>
          <table:table-cell>
            <draw:connector table:end-cell-address="WithoutImages.I8" table:end-x="1.753cm" table:end-y="0.301cm" draw:z-index="11" draw:name="Elbow Connector 77" draw:style-name="gr5" draw:text-style-name="P1" svg:x1="0.398cm" svg:y1="0.301cm" svg:x2="1.753cm" svg:y2="0.301cm" svg:d="M10212 4506h1355">
              <text:p/>
            </draw:connector>
          </table:table-cell>
          <table:table-cell table:number-columns-repeated="8"/>
          <table:table-cell table:style-name="ce11"/>
          <table:table-cell table:number-columns-repeated="1006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>
            <draw:custom-shape table:end-cell-address="WithoutImages.F14" table:end-x="0.146cm" table:end-y="0.398cm" draw:z-index="0" draw:name="Snip Single Corner Rectangle 2" draw:style-name="gr10" draw:text-style-name="P3" svg:width="5.372cm" svg:height="1.802cm" svg:x="0.151cm" svg:y="0.402cm">
              <text:p text:style-name="P4"><text:span text:style-name="T1">VP - Sales</text:span></text:p>
              <text:p text:style-name="P4"><text:span text:style-name="T2"/></text:p>
              <text:p text:style-name="P4"><text:span text:style-name="T3">Villardi Riccardo</text:span></text:p>
              <draw:enhanced-geometry draw:mirror-horizontal="false" draw:mirror-vertical="false" svg:viewBox="0 0 5399 1808" draw:type="non-primitive" draw:enhanced-path="M 301 0 L 301 0 C 248 0 196 14 151 40 105 67 67 105 40 151 14 196 0 248 0 301 L 0 1505 0 1506 C 0 1559 14 1611 40 1656 67 1702 105 1740 151 1767 196 1793 248 1807 301 1807 L 5096 1807 5097 1807 C 5150 1807 5202 1793 5247 1767 5293 1740 5331 1702 5358 1656 5384 1611 5398 1559 5398 1506 L 5398 301 5398 301 5398 301 C 5398 248 5384 196 5358 151 5331 105 5293 67 5247 40 5202 14 5150 0 5097 0 L 301 0 N">
                <draw:equation draw:name="f0" draw:formula="0*width/1938960"/>
                <draw:equation draw:name="f1" draw:formula="1940040*width/1938960"/>
                <draw:equation draw:name="f2" draw:formula="0*height/649440"/>
                <draw:equation draw:name="f3" draw:formula="650520*height/649440"/>
              </draw:enhanced-geometry>
            </draw:custom-shape>
          </table:table-cell>
          <table:table-cell table:number-columns-repeated="4"/>
          <table:table-cell>
            <draw:custom-shape table:end-cell-address="WithoutImages.K14" table:end-x="0.146cm" table:end-y="0.398cm" draw:z-index="1" draw:name="Snip Single Corner Rectangle 7" draw:style-name="gr10" draw:text-style-name="P3" svg:width="5.372cm" svg:height="1.802cm" svg:x="0.151cm" svg:y="0.402cm">
              <text:p text:style-name="P4"><text:span text:style-name="T1">VP - Production</text:span></text:p>
              <text:p text:style-name="P4"><text:span text:style-name="T2"/></text:p>
              <text:p text:style-name="P4"><text:span text:style-name="T3">Garonzi Marcello</text:span></text:p>
              <draw:enhanced-geometry draw:mirror-horizontal="false" draw:mirror-vertical="false" svg:viewBox="0 0 5398 1808" draw:type="non-primitive" draw:enhanced-path="M 301 0 L 301 0 C 248 0 196 14 151 40 105 67 67 105 40 151 14 196 0 248 0 301 L 0 1505 0 1506 C 0 1559 14 1611 40 1656 67 1702 105 1740 151 1767 196 1793 248 1807 301 1807 L 5095 1807 5096 1807 C 5149 1807 5201 1793 5246 1767 5292 1740 5330 1702 5357 1656 5383 1611 5397 1559 5397 1506 L 5397 301 5397 301 5397 301 C 5397 248 5383 196 5357 151 5330 105 5292 67 5246 40 5201 14 5149 0 5096 0 L 301 0 N">
                <draw:equation draw:name="f0" draw:formula="0*width/1939320"/>
                <draw:equation draw:name="f1" draw:formula="1940400*width/1939320"/>
                <draw:equation draw:name="f2" draw:formula="0*height/649440"/>
                <draw:equation draw:name="f3" draw:formula="650520*height/649440"/>
              </draw:enhanced-geometry>
            </draw:custom-shape>
          </table:table-cell>
          <table:table-cell table:number-columns-repeated="4"/>
          <table:table-cell>
            <draw:custom-shape table:end-cell-address="WithoutImages.P14" table:end-x="0.146cm" table:end-y="0.398cm" draw:z-index="7" draw:name="Snip Single Corner Rectangle 21" draw:style-name="gr10" draw:text-style-name="P3" svg:width="5.372cm" svg:height="1.802cm" svg:x="0.151cm" svg:y="0.402cm">
              <text:p text:style-name="P4"><text:span text:style-name="T1">VP - Marketing</text:span></text:p>
              <text:p text:style-name="P4"><text:span text:style-name="T2"/></text:p>
              <text:p text:style-name="P4"><text:span text:style-name="T3">Imran Talha</text:span></text:p>
              <draw:enhanced-geometry draw:mirror-horizontal="false" draw:mirror-vertical="false" svg:viewBox="0 0 5399 1808" draw:type="non-primitive" draw:enhanced-path="M 301 0 L 301 0 C 248 0 196 14 151 40 105 67 67 105 40 151 14 196 0 248 0 301 L 0 1505 0 1506 C 0 1559 14 1611 40 1656 67 1702 105 1740 151 1767 196 1793 248 1807 301 1807 L 5096 1807 5097 1807 C 5150 1807 5202 1793 5247 1767 5293 1740 5331 1702 5358 1656 5384 1611 5398 1559 5398 1506 L 5398 301 5398 301 5398 301 C 5398 248 5384 196 5358 151 5331 105 5293 67 5247 40 5202 14 5150 0 5097 0 L 301 0 N">
                <draw:equation draw:name="f0" draw:formula="0*width/1939320"/>
                <draw:equation draw:name="f1" draw:formula="1940400*width/1939320"/>
                <draw:equation draw:name="f2" draw:formula="0*height/649440"/>
                <draw:equation draw:name="f3" draw:formula="650520*height/649440"/>
              </draw:enhanced-geometry>
            </draw:custom-shape>
          </table:table-cell>
          <table:table-cell table:number-columns-repeated="101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7"/>
          <table:table-cell table:style-name="ce14"/>
          <table:table-cell table:number-columns-repeated="1006"/>
        </table:table-row>
        <table:table-row table:style-name="ro4">
          <table:table-cell>
            <draw:connector table:end-cell-address="WithoutImages.D16" table:end-x="0.293cm" table:end-y="0.025cm" draw:z-index="3" draw:name="Elbow Connector 9" draw:style-name="gr5" draw:text-style-name="P1" svg:x1="0.35cm" svg:y1="0.126cm" svg:x2="3.062cm" svg:y2="0.929cm" svg:d="M350 7040h1356v803h1356">
              <text:p/>
            </draw:connector>
          </table:table-cell>
          <table:table-cell table:number-columns-repeated="4"/>
          <table:table-cell>
            <draw:connector table:end-cell-address="WithoutImages.I15" table:end-x="0.235cm" table:end-y="0.419cm" draw:z-index="5" draw:name="Elbow Connector 15" draw:style-name="gr5" draw:text-style-name="P1" svg:x1="0.805cm" svg:y1="0.183cm" svg:x2="3.516cm" svg:y2="0.871cm" svg:d="M7338 7097h1356v688h1355">
              <text:p/>
            </draw:connector>
          </table:table-cell>
          <table:table-cell table:number-columns-repeated="4"/>
          <table:table-cell>
            <draw:connector table:end-cell-address="WithoutImages.N16" table:end-x="0.293cm" table:end-y="0.025cm" draw:z-index="9" draw:name="Elbow Connector 23" draw:style-name="gr5" draw:text-style-name="P1" svg:x1="0.862cm" svg:y1="0.126cm" svg:x2="3.574cm" svg:y2="0.929cm" svg:d="M14440 7040h1356v803h1356">
              <text:p/>
            </draw:connector>
          </table:table-cell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>
            <draw:custom-shape table:end-cell-address="WithoutImages.F24" table:end-x="0.147cm" table:end-y="0.01cm" draw:z-index="2" draw:name="Round Single Corner Rectangle 8" draw:style-name="gr11" draw:text-style-name="P3" svg:width="4.566cm" svg:height="3.221cm" svg:x="0.152cm" svg:y="0.402cm">
              <text:p text:style-name="P2"><text:span text:style-name="T4">Manager</text:span></text:p>
              <text:p text:style-name="P2"><text:span text:style-name="T6">IT</text:span></text:p>
              <text:p text:style-name="P2"><text:span text:style-name="T5"/></text:p>
              <text:p text:style-name="P2"><text:span text:style-name="T6">Villardi Riccardo</text:span></text:p>
              <text:p text:style-name="P2"><text:span text:style-name="T5"/></text:p>
              <text:p text:style-name="P2"><text:span text:style-name="T6">19245@studenti.marconiverona.edu.it</text:span></text:p>
              <draw:enhanced-geometry draw:mirror-horizontal="false" draw:mirror-vertical="false" svg:viewBox="0 0 4589 1807" draw:type="non-primitive" draw:enhanced-path="M 301 0 L 301 0 C 248 0 196 14 151 40 105 67 67 105 40 151 14 196 0 248 0 301 L 0 1505 0 1505 C 0 1558 14 1610 40 1656 67 1701 105 1739 151 1766 196 1792 248 1806 301 1806 L 4287 1806 4287 1806 C 4340 1806 4392 1792 4438 1766 4483 1739 4521 1701 4548 1656 4574 1610 4588 1558 4588 1505 L 4588 301 4588 301 4588 301 C 4588 248 4574 196 4548 151 4521 105 4483 67 4438 40 4392 14 4340 0 4287 0 L 301 0 N">
                <draw:equation draw:name="f0" draw:formula="0*width/1648080"/>
                <draw:equation draw:name="f1" draw:formula="1649160*width/1648080"/>
                <draw:equation draw:name="f2" draw:formula="0*height/1159560"/>
                <draw:equation draw:name="f3" draw:formula="1161000*height/1159560"/>
              </draw:enhanced-geometry>
            </draw:custom-shape>
          </table:table-cell>
          <table:table-cell table:number-columns-repeated="4"/>
          <table:table-cell>
            <draw:custom-shape table:end-cell-address="WithoutImages.K23" table:end-x="0.147cm" table:end-y="0.425cm" draw:z-index="4" draw:name="Round Single Corner Rectangle 14" draw:style-name="gr11" draw:text-style-name="P3" svg:width="4.566cm" svg:height="3.184cm" svg:x="0.152cm" svg:y="0.402cm">
              <text:p text:style-name="P2"><text:span text:style-name="T4">Manager</text:span></text:p>
              <text:p text:style-name="P2"><text:span text:style-name="T6">IT</text:span></text:p>
              <text:p text:style-name="P2"><text:span text:style-name="T5"/></text:p>
              <text:p text:style-name="P2"><text:span text:style-name="T3">Garonzi Marcello</text:span></text:p>
              <text:p text:style-name="P2"><text:span text:style-name="T5"/></text:p>
              <text:p text:style-name="P2"><text:span text:style-name="T6">19067@studenti.marconiverona.edu.it</text:span></text:p>
              <draw:enhanced-geometry draw:mirror-horizontal="false" draw:mirror-vertical="false" svg:viewBox="0 0 4589 1807" draw:type="non-primitive" draw:enhanced-path="M 301 0 L 301 0 C 248 0 196 14 151 40 105 67 67 105 40 151 14 196 0 248 0 301 L 0 1505 0 1505 C 0 1558 14 1610 40 1656 67 1701 105 1739 151 1766 196 1792 248 1806 301 1806 L 4287 1806 4287 1806 C 4340 1806 4392 1792 4438 1766 4483 1739 4521 1701 4548 1656 4574 1610 4588 1558 4588 1505 L 4588 301 4588 301 4588 301 C 4588 248 4574 196 4548 151 4521 105 4483 67 4438 40 4392 14 4340 0 4287 0 L 301 0 N">
                <draw:equation draw:name="f0" draw:formula="0*width/1648440"/>
                <draw:equation draw:name="f1" draw:formula="1649520*width/1648440"/>
                <draw:equation draw:name="f2" draw:formula="0*height/1146240"/>
                <draw:equation draw:name="f3" draw:formula="1147680*height/1146240"/>
              </draw:enhanced-geometry>
            </draw:custom-shape>
          </table:table-cell>
          <table:table-cell table:number-columns-repeated="4"/>
          <table:table-cell>
            <draw:custom-shape table:end-cell-address="WithoutImages.P23" table:end-x="0.147cm" table:end-y="0.389cm" draw:z-index="8" draw:name="Round Single Corner Rectangle 22" draw:style-name="gr11" draw:text-style-name="P3" svg:width="4.566cm" svg:height="3.148cm" svg:x="0.152cm" svg:y="0.402cm">
              <text:p text:style-name="P2"><text:span text:style-name="T4">Manager</text:span></text:p>
              <text:p text:style-name="P2"><text:span text:style-name="T6">IT</text:span></text:p>
              <text:p text:style-name="P2"><text:span text:style-name="T5"/></text:p>
              <text:p text:style-name="P2"><text:span text:style-name="T6">Imran Talha</text:span></text:p>
              <text:p text:style-name="P2"><text:span text:style-name="T5"/></text:p>
              <text:p text:style-name="P2"><text:span text:style-name="T6">19078@studenti.marconiverona.edu.it</text:span></text:p>
              <draw:enhanced-geometry draw:mirror-horizontal="false" draw:mirror-vertical="false" svg:viewBox="0 0 4589 1807" draw:type="non-primitive" draw:enhanced-path="M 301 0 L 301 0 C 248 0 196 14 151 40 105 67 67 105 40 151 14 196 0 248 0 301 L 0 1505 0 1505 C 0 1558 14 1610 40 1656 67 1701 105 1739 151 1766 196 1792 248 1806 301 1806 L 4287 1806 4287 1806 C 4340 1806 4392 1792 4438 1766 4483 1739 4521 1701 4548 1656 4574 1610 4588 1558 4588 1505 L 4588 301 4588 301 4588 301 C 4588 248 4574 196 4548 151 4521 105 4483 67 4438 40 4392 14 4340 0 4287 0 L 301 0 N">
                <draw:equation draw:name="f0" draw:formula="0*width/1648440"/>
                <draw:equation draw:name="f1" draw:formula="1649520*width/1648440"/>
                <draw:equation draw:name="f2" draw:formula="0*height/1133280"/>
                <draw:equation draw:name="f3" draw:formula="1134720*height/1133280"/>
              </draw:enhanced-geometry>
            </draw:custom-shape>
          </table:table-cell>
          <table:table-cell table:number-columns-repeated="1011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Area" table:base-cell-address="$WithImages.$A$1" table:cell-range-address="$WithoutImages.$A$1:.$P$1048576" table:range-usable-as="print-range"/>
        </table:named-expressions>
      </table:table>
      <table:table table:name="©" table:style-name="ta3" table:print="false"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number-columns-repeated="60" table:default-cell-style-name="ce24"/>
        <table:table-column table:style-name="co5" table:number-columns-repeated="960" table:default-cell-style-name="Excel_20_Built-in_20_Normal"/>
        <table:table-row table:style-name="ro1">
          <table:table-cell table:style-name="ce16" office:value-type="string">
            <text:p>Organizational Chart Template</text:p>
          </table:table-cell>
          <table:table-cell table:style-name="ce16">
            <draw:frame table:end-cell-address="'©'.C1" table:end-x="1.048cm" table:end-y="1.043cm" draw:z-index="0" draw:name="Picture 4" draw:style-name="gr1" draw:text-style-name="P1" svg:width="4.454cm" svg:height="0.934cm" svg:x="12.466cm" svg:y="0.109cm">
              <draw:image xlink:href="Pictures/10000201000000C80000002D4F77300D.png" xlink:type="simple" xlink:show="embed" xlink:actuate="onLoad">
                <text:p/>
              </draw:image>
            </draw:frame>
          </table:table-cell>
          <table:table-cell table:style-name="ce16"/>
          <table:table-cell table:style-name="ce40" table:number-columns-repeated="1021"/>
        </table:table-row>
        <table:table-row table:style-name="ro6">
          <table:table-cell table:style-name="ce17"/>
          <table:table-cell table:style-name="ce25"/>
          <table:table-cell table:style-name="ce17"/>
          <table:table-cell table:number-columns-repeated="1021"/>
        </table:table-row>
        <table:table-row table:style-name="ro6">
          <table:table-cell table:style-name="ce18"/>
          <table:table-cell table:style-name="ce26" office:value-type="string">
            <text:p>By Vertex42.com</text:p>
          </table:table-cell>
          <table:table-cell table:style-name="ce18"/>
          <table:table-cell table:style-name="ce22" table:number-columns-repeated="61"/>
          <table:table-cell table:style-name="ce41" table:number-columns-repeated="960"/>
        </table:table-row>
        <table:table-row table:style-name="ro4">
          <table:table-cell table:style-name="ce18"/>
          <table:table-cell table:style-name="ce27" office:value-type="string">
            <text:p><text:a xlink:href="https://www.vertex42.com/ExcelTemplates/organizational-chart.html">https://www.vertex42.com/ExcelTemplates/organizational-chart.html</text:a></text:p>
          </table:table-cell>
          <table:table-cell table:style-name="ce18"/>
          <table:table-cell table:style-name="ce22" table:number-columns-repeated="61"/>
          <table:table-cell table:style-name="ce41" table:number-columns-repeated="960"/>
        </table:table-row>
        <table:table-row table:style-name="ro7">
          <table:table-cell table:style-name="ce18"/>
          <table:table-cell table:style-name="ce28"/>
          <table:table-cell table:style-name="ce18"/>
          <table:table-cell table:style-name="ce22" table:number-columns-repeated="61"/>
          <table:table-cell table:style-name="ce41" table:number-columns-repeated="960"/>
        </table:table-row>
        <table:table-row table:style-name="ro8">
          <table:table-cell table:style-name="ce18"/>
          <table:table-cell table:style-name="ce29" office:value-type="string">
            <text:p>© 2009-2018 Vertex42 LLC</text:p>
          </table:table-cell>
          <table:table-cell table:style-name="ce18"/>
          <table:table-cell table:style-name="ce22" table:number-columns-repeated="61"/>
          <table:table-cell table:style-name="ce41" table:number-columns-repeated="960"/>
        </table:table-row>
        <table:table-row table:style-name="ro7">
          <table:table-cell table:style-name="ce19"/>
          <table:table-cell table:style-name="ce28"/>
          <table:table-cell table:style-name="ce39"/>
          <table:table-cell table:style-name="ce22" table:number-columns-repeated="61"/>
          <table:table-cell table:style-name="ce41" table:number-columns-repeated="960"/>
        </table:table-row>
        <table:table-row table:style-name="ro9">
          <table:table-cell table:style-name="ce20"/>
          <table:table-cell table:style-name="ce28" office:value-type="string">
            <text:p>This spreadsheet, including all worksheets and associated content is a copyrighted work under the United States and other copyright laws.</text:p>
          </table:table-cell>
          <table:table-cell table:style-name="ce18"/>
          <table:table-cell table:style-name="ce22" table:number-columns-repeated="61"/>
          <table:table-cell table:style-name="ce41" table:number-columns-repeated="960"/>
        </table:table-row>
        <table:table-row table:style-name="ro7">
          <table:table-cell table:style-name="ce20"/>
          <table:table-cell table:style-name="ce28"/>
          <table:table-cell table:style-name="ce18"/>
          <table:table-cell table:style-name="ce22" table:number-columns-repeated="61"/>
          <table:table-cell table:style-name="ce41" table:number-columns-repeated="960"/>
        </table:table-row>
        <table:table-row table:style-name="ro9">
          <table:table-cell table:style-name="ce20"/>
          <table:table-cell table:style-name="ce28" office:value-type="string">
            <text:p>Do not submit copies or modifications of this template to any website or online template gallery.</text:p>
          </table:table-cell>
          <table:table-cell table:style-name="ce18"/>
          <table:table-cell table:style-name="ce22" table:number-columns-repeated="61"/>
          <table:table-cell table:style-name="ce41" table:number-columns-repeated="960"/>
        </table:table-row>
        <table:table-row table:style-name="ro7">
          <table:table-cell table:style-name="ce20"/>
          <table:table-cell table:style-name="ce28"/>
          <table:table-cell table:style-name="ce18"/>
          <table:table-cell table:style-name="ce22" table:number-columns-repeated="61"/>
          <table:table-cell table:style-name="ce41" table:number-columns-repeated="960"/>
        </table:table-row>
        <table:table-row table:style-name="ro9">
          <table:table-cell table:style-name="ce20"/>
          <table:table-cell table:style-name="ce28" office:value-type="string">
            <text:p>Please review the following license agreement to learn how you may or may not use this template. Thank you.</text:p>
          </table:table-cell>
          <table:table-cell table:style-name="ce18"/>
          <table:table-cell table:style-name="ce22" table:number-columns-repeated="61"/>
          <table:table-cell table:style-name="ce41" table:number-columns-repeated="960"/>
        </table:table-row>
        <table:table-row table:style-name="ro7">
          <table:table-cell table:style-name="ce20"/>
          <table:table-cell table:style-name="ce28"/>
          <table:table-cell table:style-name="ce18"/>
          <table:table-cell table:style-name="ce22" table:number-columns-repeated="61"/>
          <table:table-cell table:style-name="ce41" table:number-columns-repeated="960"/>
        </table:table-row>
        <table:table-row table:style-name="ro8">
          <table:table-cell table:style-name="ce20"/>
          <table:table-cell table:style-name="ce29" office:value-type="string">
            <text:p>License Agreement</text:p>
          </table:table-cell>
          <table:table-cell table:style-name="ce18"/>
          <table:table-cell table:style-name="ce22" table:number-columns-repeated="61"/>
          <table:table-cell table:style-name="ce41" table:number-columns-repeated="960"/>
        </table:table-row>
        <table:table-row table:style-name="ro4">
          <table:table-cell table:style-name="ce20"/>
          <table:table-cell table:style-name="ce27" office:value-type="string">
            <text:p><text:a xlink:href="https://www.vertex42.com/licensing/EULA_companyuse.html">https://www.vertex42.com/licensing/EULA_companyuse.html</text:a></text:p>
          </table:table-cell>
          <table:table-cell table:style-name="ce18"/>
          <table:table-cell table:style-name="ce22" table:number-columns-repeated="61"/>
          <table:table-cell table:style-name="ce41" table:number-columns-repeated="960"/>
        </table:table-row>
        <table:table-row table:style-name="ro7">
          <table:table-cell table:style-name="ce20"/>
          <table:table-cell table:style-name="ce30"/>
          <table:table-cell table:style-name="ce18"/>
          <table:table-cell table:style-name="ce22" table:number-columns-repeated="61"/>
          <table:table-cell table:style-name="ce41" table:number-columns-repeated="960"/>
        </table:table-row>
        <table:table-row table:style-name="ro7">
          <table:table-cell table:style-name="ce20"/>
          <table:table-cell table:style-name="ce31" office:value-type="string">
            <text:p>Do not delete this worksheet.</text:p>
          </table:table-cell>
          <table:table-cell table:style-name="ce18"/>
          <table:table-cell table:style-name="ce22" table:number-columns-repeated="61"/>
          <table:table-cell table:style-name="ce41" table:number-columns-repeated="960"/>
        </table:table-row>
        <table:table-row table:style-name="ro6" table:number-rows-repeated="2">
          <table:table-cell table:style-name="ce20"/>
          <table:table-cell table:style-name="ce32"/>
          <table:table-cell table:style-name="ce18"/>
          <table:table-cell table:style-name="ce22" table:number-columns-repeated="61"/>
          <table:table-cell table:style-name="ce41" table:number-columns-repeated="960"/>
        </table:table-row>
        <table:table-row table:style-name="ro6">
          <table:table-cell table:style-name="ce20"/>
          <table:table-cell table:style-name="ce33"/>
          <table:table-cell table:style-name="ce18"/>
          <table:table-cell table:style-name="ce22" table:number-columns-repeated="61"/>
          <table:table-cell table:style-name="ce41" table:number-columns-repeated="960"/>
        </table:table-row>
        <table:table-row table:style-name="ro6">
          <table:table-cell table:style-name="ce19"/>
          <table:table-cell table:style-name="ce33"/>
          <table:table-cell table:style-name="ce39"/>
          <table:table-cell table:style-name="ce22" table:number-columns-repeated="61"/>
          <table:table-cell table:style-name="ce41" table:number-columns-repeated="960"/>
        </table:table-row>
        <table:table-row table:style-name="ro6" table:number-rows-repeated="2">
          <table:table-cell table:style-name="ce18"/>
          <table:table-cell table:style-name="ce34"/>
          <table:table-cell table:style-name="ce18"/>
          <table:table-cell table:style-name="ce22" table:number-columns-repeated="61"/>
          <table:table-cell table:style-name="ce41" table:number-columns-repeated="960"/>
        </table:table-row>
        <table:table-row table:style-name="ro7">
          <table:table-cell table:style-name="ce21"/>
          <table:table-cell table:style-name="ce35"/>
          <table:table-cell table:style-name="ce22" table:number-columns-repeated="62"/>
          <table:table-cell table:style-name="ce41" table:number-columns-repeated="960"/>
        </table:table-row>
        <table:table-row table:style-name="ro2">
          <table:table-cell table:style-name="ce22" table:number-columns-repeated="64"/>
          <table:table-cell table:style-name="ce41" table:number-columns-repeated="960"/>
        </table:table-row>
        <table:table-row table:style-name="ro6">
          <table:table-cell table:style-name="ce23"/>
          <table:table-cell table:style-name="ce36"/>
          <table:table-cell table:style-name="ce22" table:number-columns-repeated="62"/>
          <table:table-cell table:style-name="ce41" table:number-columns-repeated="960"/>
        </table:table-row>
        <table:table-row table:style-name="ro2">
          <table:table-cell table:style-name="ce22" table:number-columns-repeated="64"/>
          <table:table-cell table:style-name="ce41" table:number-columns-repeated="960"/>
        </table:table-row>
        <table:table-row table:style-name="ro6">
          <table:table-cell table:style-name="ce23"/>
          <table:table-cell table:style-name="ce36"/>
          <table:table-cell table:style-name="ce22" table:number-columns-repeated="62"/>
          <table:table-cell table:style-name="ce41" table:number-columns-repeated="960"/>
        </table:table-row>
        <table:table-row table:style-name="ro2">
          <table:table-cell table:style-name="ce22" table:number-columns-repeated="64"/>
          <table:table-cell table:style-name="ce41" table:number-columns-repeated="960"/>
        </table:table-row>
        <table:table-row table:style-name="ro6">
          <table:table-cell table:style-name="ce23"/>
          <table:table-cell table:style-name="ce37"/>
          <table:table-cell table:style-name="ce22" table:number-columns-repeated="62"/>
          <table:table-cell table:style-name="ce41" table:number-columns-repeated="960"/>
        </table:table-row>
        <table:table-row table:style-name="ro6">
          <table:table-cell table:style-name="ce22"/>
          <table:table-cell table:style-name="ce38"/>
          <table:table-cell table:style-name="ce22" table:number-columns-repeated="62"/>
          <table:table-cell table:style-name="ce41" table:number-columns-repeated="960"/>
        </table:table-row>
        <table:table-row table:style-name="ro2" table:number-rows-repeated="2">
          <table:table-cell table:style-name="ce22" table:number-columns-repeated="64"/>
          <table:table-cell table:style-name="ce41" table:number-columns-repeated="960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vertex42_copyright_1" table:base-cell-address="$WithImages.$A$1" table:expression="&quot;© 2009-2017 Vertex42 LLC&quot;"/>
          <table:named-expression table:name="vertex42_id_1" table:base-cell-address="$WithImages.$A$1" table:expression="&quot;grocery-list.xlsx&quot;"/>
          <table:named-expression table:name="vertex42_title_1" table:base-cell-address="$WithImages.$A$1" table:expression="&quot;Grocery List Template&quot;"/>
        </table:named-expressions>
      </table:table>
      <table:named-expressions>
        <table:named-expression table:name="valuevx" table:base-cell-address="$WithImages.$A$1" table:expression="42.314159"/>
        <table:named-expression table:name="vertex42_copyright" table:base-cell-address="$WithImages.$A$1" table:expression="&quot;© 2009-2018 by Vertex42.com&quot;"/>
        <table:named-expression table:name="vertex42_id" table:base-cell-address="$WithImages.$A$1" table:expression="&quot;company-organization-chart.xlsx&quot;"/>
        <table:named-expression table:name="vertex42_title" table:base-cell-address="$WithImages.$A$1" table:expression="&quot;Company Organization Chart Template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3">
      <number:number number:min-integer-digits="1"/>
      <number:text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103P0" style:volatile="true" number:language="it" number:country="IT">
      <number:text>€ </number:text>
      <number:number number:decimal-places="0" number:min-integer-digits="1" number:grouping="true"/>
    </number:number-style>
    <number:number-style style:name="N8103" number:language="it" number:country="IT">
      <number:text>-€ </number:text>
      <number:number number:decimal-places="0" number:min-integer-digits="1" number:grouping="true"/>
      <style:map style:condition="value()&gt;=0" style:apply-style-name="N8103P0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2" number:min-integer-digits="1" number:grouping="true"/>
    </number:number-style>
    <number:number-style style:name="N8105" number:language="it" number:country="IT">
      <number:text>-€ </number:text>
      <number:number number:decimal-places="2" number:min-integer-digits="1" number:grouping="true"/>
      <style:map style:condition="value()&gt;=0" style:apply-style-name="N8105P0"/>
    </number:number-style>
    <number:number-style style:name="N8106P0" style:volatile="true" number:language="it" number:country="IT">
      <number:text>€ </number:text>
      <number:number number:decimal-places="2" number:min-integer-digits="1" number:grouping="true"/>
    </number:number-style>
    <number:number-style style:name="N810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6P0"/>
    </number:number-style>
    <number:date-style style:name="N8107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8" number:language="it" number:country="IT">
      <number:day number:style="long"/>
      <number:text>-</number:text>
      <number:month number:textual="true"/>
    </number:date-style>
    <number:date-style style:name="N8109" number:language="it" number:country="IT">
      <number:month number:textual="true"/>
      <number:text>-</number:text>
      <number:year/>
    </number:date-style>
    <number:time-style style:name="N8110" number:language="it" number:country="IT">
      <number:hours/>
      <number:text>.</number:text>
      <number:minutes number:style="long"/>
      <number:text> </number:text>
      <number:am-pm/>
    </number:time-style>
    <number:time-style style:name="N8111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2" number:language="it" number:country="IT">
      <number:hours/>
      <number:text>.</number:text>
      <number:minutes number:style="long"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4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5P0" style:volatile="true" number:language="it" number:country="IT">
      <number:number number:decimal-places="0" number:min-integer-digits="1" number:grouping="true"/>
    </number:number-style>
    <number:number-style style:name="N8115" number:language="it" number:country="IT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number number:decimal-places="0" number:min-integer-digits="1" number:grouping="true"/>
    </number:number-style>
    <number:number-style style:name="N8116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it" number:country="IT">
      <number:number number:decimal-places="2" number:min-integer-digits="1" number:grouping="true"/>
    </number:number-style>
    <number:number-style style:name="N8117" number:language="it" number:country="IT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2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it" number:country="IT">
      <number:text> - </number:text>
    </number:number-style>
    <number:text-style style:name="N8119" number:language="it" number:country="IT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0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0P2" style:volatile="true" number:language="it" number:country="IT">
      <number:text> € - </number:text>
    </number:number-style>
    <number:text-style style:name="N8120" number:language="it" number:country="IT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it" number:country="IT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21" number:language="it" number:country="IT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2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2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22" number:language="it" number:country="IT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it" number:country="IT">
      <number:minutes number:style="long"/>
      <number:text>.</number:text>
      <number:seconds number:style="long"/>
    </number:time-style>
    <number:time-style style:name="N812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25" number:language="it" number:country="IT">
      <number:minutes number:style="long"/>
      <number:text>.</number:text>
      <number:seconds number:style="long" number:decimal-places="1"/>
    </number:time-style>
    <number:number-style style:name="N8126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_20_2" style:display-name="Hyperlink 2" style:family="table-cell" style:parent-style-name="Excel_20_Built-in_20_Normal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Excel_20_Built-in_20_Normal" style:data-style-name="N10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Risultato2" style:family="table-cell" style:parent-style-name="Excel_20_Built-in_20_Normal" style:data-style-name="N10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draw:gradient draw:name="Gradient_20_7" draw:display-name="Gradient 7" draw:style="linear" draw:start-color="#a4c1ff" draw:end-color="#e5efff" draw:start-intensity="100%" draw:end-intensity="100%" draw:angle="1800" draw:border="0%"/>
    <draw:gradient draw:name="Gradient_20_8" draw:display-name="Gradient 8" draw:style="linear" draw:start-color="#ffa7a4" draw:end-color="#ffe5e5" draw:start-intensity="100%" draw:end-intensity="100%" draw:angle="1800" draw:border="0%"/>
    <draw:gradient draw:name="Gradient_20_9" draw:display-name="Gradient 9" draw:style="linear" draw:start-color="#ffd2bc" draw:end-color="#fff1ec" draw:start-intensity="100%" draw:end-intensity="100%" draw:angle="1800" draw:border="0%"/>
    <draw:marker draw:name="msArrowEnd_20_6" draw:display-name="msArrowEnd 6" svg:viewBox="0 0 300 500" svg:d="M150 0l150 5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0.635cm" fo:margin-right="0.635c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0.635cm" fo:margin-right="0.635c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29">29/04/2023</text:date>, <text:time>14.41.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ithImages" style:display-name="PageStyle_WithImag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ithoutImages" style:display-name="PageStyle_WithoutImag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a9_" style:display-name="PageStyle_©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4-29T14:41:56.91</dc:date>
    <dc:creator>Riccardo Villardi</dc:creator>
    <meta:generator>OpenOffice/4.1.7$Win32 OpenOffice.org_project/417m1$Build-9800</meta:generator>
    <meta:editing-duration>PT16M16S</meta:editing-duration>
    <meta:editing-cycles>2</meta:editing-cycles>
    <meta:document-statistic meta:table-count="3" meta:cell-count="22" meta:object-count="50"/>
  </office:meta>
</office:document-meta>
</file>